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799in" table:align="left" fo:background-color="#ffffff">
        <style:background-image/>
      </style:table-properties>
    </style:style>
    <style:style style:name="Table1.A" style:family="table-column">
      <style:table-column-properties style:column-width="0.9278in"/>
    </style:style>
    <style:style style:name="Table1.B" style:family="table-column">
      <style:table-column-properties style:column-width="1.0521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eeeeee" fo:padding-left="0.1042in" fo:padding-right="0.1042in" fo:padding-top="0.0938in" fo:padding-bottom="0.0938in" fo:border-left="0.75pt solid #cccccc" fo:border-right="0.75pt solid #cccccc" fo:border-top="0.75pt solid #cccccc" fo:border-bottom="1.5pt solid #cccccc">
        <style:background-image/>
      </style:table-cell-properties>
    </style:style>
    <style:style style:name="Table1.A2" style:family="table-cell">
      <style:table-cell-properties style:vertical-align="middle" fo:background-color="transparent" fo:padding-left="0.1042in" fo:padding-right="0.1042in" fo:padding-top="0.0938in" fo:padding-bottom="0.0938in" fo:border="0.05pt solid #cccccc">
        <style:background-image/>
      </style:table-cell-properties>
    </style:style>
    <style:style style:name="Table2" style:family="table">
      <style:table-properties style:width="2.9569in" table:align="left"/>
    </style:style>
    <style:style style:name="Table2.A" style:family="table-column">
      <style:table-column-properties style:column-width="2.9569in"/>
    </style:style>
    <style:style style:name="Table2.A1" style:family="table-cell">
      <style:table-cell-properties style:vertical-align="middle" fo:padding="0in" fo:border="none"/>
    </style:style>
    <style:style style:name="Table3" style:family="table">
      <style:table-properties style:width="3.3813in" table:align="left"/>
    </style:style>
    <style:style style:name="Table3.A" style:family="table-column">
      <style:table-column-properties style:column-width="3.3813in"/>
    </style:style>
    <style:style style:name="Table3.A1" style:family="table-cell">
      <style:table-cell-properties style:vertical-align="middle" fo:padding="0in" fo:border="none"/>
    </style:style>
    <style:style style:name="Table4" style:family="table">
      <style:table-properties style:width="2.3944in" table:align="left"/>
    </style:style>
    <style:style style:name="Table4.A" style:family="table-column">
      <style:table-column-properties style:column-width="2.3944in"/>
    </style:style>
    <style:style style:name="Table4.A1" style:family="table-cell">
      <style:table-cell-properties style:vertical-align="middle" fo:padding="0in" fo:border="none"/>
    </style:style>
    <style:style style:name="Table5" style:family="table">
      <style:table-properties style:width="2.9569in" table:align="left"/>
    </style:style>
    <style:style style:name="Table5.A" style:family="table-column">
      <style:table-column-properties style:column-width="2.9569in"/>
    </style:style>
    <style:style style:name="Table5.A1" style:family="table-cell">
      <style:table-cell-properties style:vertical-align="middle" fo:padding="0in" fo:border="none"/>
    </style:style>
    <style:style style:name="Table6" style:family="table">
      <style:table-properties style:width="3.5847in" table:align="left"/>
    </style:style>
    <style:style style:name="Table6.A" style:family="table-column">
      <style:table-column-properties style:column-width="3.5847in"/>
    </style:style>
    <style:style style:name="Table6.A1" style:family="table-cell">
      <style:table-cell-properties style:vertical-align="middle" fo:padding="0in" fo:border="none"/>
    </style:style>
    <style:style style:name="Table7" style:family="table">
      <style:table-properties style:width="2.9569in" table:align="left"/>
    </style:style>
    <style:style style:name="Table7.A" style:family="table-column">
      <style:table-column-properties style:column-width="2.9569in"/>
    </style:style>
    <style:style style:name="Table7.A1" style:family="table-cell">
      <style:table-cell-properties style:vertical-align="middle" fo:padding="0in" fo:border="none"/>
    </style:style>
    <style:style style:name="Table8" style:family="table">
      <style:table-properties style:width="5.1007in" table:align="left"/>
    </style:style>
    <style:style style:name="Table8.A" style:family="table-column">
      <style:table-column-properties style:column-width="5.1007in"/>
    </style:style>
    <style:style style:name="Table8.A1" style:family="table-cell">
      <style:table-cell-properties style:vertical-align="middle" fo:padding="0in" fo:border="none"/>
    </style:style>
    <style:style style:name="Table9" style:family="table">
      <style:table-properties style:width="2.6472in" table:align="left"/>
    </style:style>
    <style:style style:name="Table9.A" style:family="table-column">
      <style:table-column-properties style:column-width="2.6472in"/>
    </style:style>
    <style:style style:name="Table9.A1" style:family="table-cell">
      <style:table-cell-properties style:vertical-align="middle" fo:padding="0in" fo:border="none"/>
    </style:style>
    <style:style style:name="Table10" style:family="table">
      <style:table-properties style:width="2.6132in" table:align="left"/>
    </style:style>
    <style:style style:name="Table10.A" style:family="table-column">
      <style:table-column-properties style:column-width="2.6132in"/>
    </style:style>
    <style:style style:name="Table10.A1" style:family="table-cell">
      <style:table-cell-properties style:vertical-align="middle" fo:padding="0in" fo:border="none"/>
    </style:style>
    <style:style style:name="Table11" style:family="table">
      <style:table-properties style:width="2.8694in" table:align="left"/>
    </style:style>
    <style:style style:name="Table11.A" style:family="table-column">
      <style:table-column-properties style:column-width="2.8694in"/>
    </style:style>
    <style:style style:name="Table11.A1" style:family="table-cell">
      <style:table-cell-properties style:vertical-align="middle" fo:padding="0in" fo:border="none"/>
    </style:style>
    <style:style style:name="Table12" style:family="table">
      <style:table-properties style:width="1.5944in" table:align="left"/>
    </style:style>
    <style:style style:name="Table12.A" style:family="table-column">
      <style:table-column-properties style:column-width="1.5944in"/>
    </style:style>
    <style:style style:name="Table12.A1" style:family="table-cell">
      <style:table-cell-properties style:vertical-align="middle" fo:padding="0in" fo:border="none"/>
    </style:style>
    <style:style style:name="Table13" style:family="table">
      <style:table-properties style:width="2.6382in" table:align="left"/>
    </style:style>
    <style:style style:name="Table13.A" style:family="table-column">
      <style:table-column-properties style:column-width="2.6382in"/>
    </style:style>
    <style:style style:name="Table13.A1" style:family="table-cell">
      <style:table-cell-properties style:vertical-align="middle" fo:padding="0in" fo:border="none"/>
    </style:style>
    <style:style style:name="Table14" style:family="table">
      <style:table-properties style:width="6.6931in" table:align="left"/>
    </style:style>
    <style:style style:name="Table14.A" style:family="table-column">
      <style:table-column-properties style:column-width="6.6931in"/>
    </style:style>
    <style:style style:name="Table14.A1" style:family="table-cell">
      <style:table-cell-properties style:vertical-align="middle" fo:padding="0in" fo:border="none"/>
    </style:style>
    <style:style style:name="Table15" style:family="table">
      <style:table-properties style:width="2.9097in" table:align="left"/>
    </style:style>
    <style:style style:name="Table15.A" style:family="table-column">
      <style:table-column-properties style:column-width="2.9097in"/>
    </style:style>
    <style:style style:name="Table15.A1" style:family="table-cell">
      <style:table-cell-properties style:vertical-align="middle" fo:padding="0in" fo:border="none"/>
    </style:style>
    <style:style style:name="Table16" style:family="table">
      <style:table-properties style:width="2.9097in" table:align="left"/>
    </style:style>
    <style:style style:name="Table16.A" style:family="table-column">
      <style:table-column-properties style:column-width="2.9097in"/>
    </style:style>
    <style:style style:name="Table16.A1" style:family="table-cell">
      <style:table-cell-properties style:vertical-align="middle" fo:padding="0in" fo:border="none"/>
    </style:style>
    <style:style style:name="Table17" style:family="table">
      <style:table-properties style:width="6.3042in" table:align="left"/>
    </style:style>
    <style:style style:name="Table17.A" style:family="table-column">
      <style:table-column-properties style:column-width="6.3042in"/>
    </style:style>
    <style:style style:name="Table17.A1" style:family="table-cell">
      <style:table-cell-properties style:vertical-align="middle" fo:padding="0in" fo:border="none"/>
    </style:style>
    <style:style style:name="Table18" style:family="table">
      <style:table-properties style:width="2.9097in" table:align="left"/>
    </style:style>
    <style:style style:name="Table18.A" style:family="table-column">
      <style:table-column-properties style:column-width="2.9097in"/>
    </style:style>
    <style:style style:name="Table18.A1" style:family="table-cell">
      <style:table-cell-properties style:vertical-align="middle" fo:padding="0in" fo:border="none"/>
    </style:style>
    <style:style style:name="Table19" style:family="table">
      <style:table-properties style:width="6.6931in" table:align="left"/>
    </style:style>
    <style:style style:name="Table19.A" style:family="table-column">
      <style:table-column-properties style:column-width="6.6931in"/>
    </style:style>
    <style:style style:name="Table19.A1" style:family="table-cell">
      <style:table-cell-properties style:vertical-align="middle" fo:padding="0in" fo:border="none"/>
    </style:style>
    <style:style style:name="Table20" style:family="table">
      <style:table-properties style:width="4.5285in" table:align="left"/>
    </style:style>
    <style:style style:name="Table20.A" style:family="table-column">
      <style:table-column-properties style:column-width="4.5285in"/>
    </style:style>
    <style:style style:name="Table20.A1" style:family="table-cell">
      <style:table-cell-properties style:vertical-align="middle" fo:padding="0in" fo:border="none"/>
    </style:style>
    <style:style style:name="P1" style:family="paragraph" style:parent-style-name="Standard">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3"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4"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5" style:family="paragraph" style:parent-style-name="Text_20_body" style:list-style-name="L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6"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7" style:family="paragraph" style:parent-style-name="Text_20_body" style:list-style-name="L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8"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9" style:family="paragraph" style:parent-style-name="Text_20_body" style:list-style-name="L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10"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999999" style:font-name="Helvetica" fo:font-size="10.5pt" fo:letter-spacing="normal" fo:font-style="normal" fo:font-weight="normal" fo:background-color="transparent"/>
    </style:style>
    <style:style style:name="P11" style:family="paragraph" style:parent-style-name="Text_20_body">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2" style:family="paragraph" style:parent-style-name="Text_20_body" style:list-style-name="L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3" style:family="paragraph" style:parent-style-name="Text_20_body" style:list-style-name="L7">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4" style:family="paragraph" style:parent-style-name="Text_20_body" style:list-style-name="L8">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5"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980905" fo:padding="0in" fo:border="none">
        <style:background-image/>
      </style:paragraph-properties>
    </style:style>
    <style:style style:name="P16" style:family="paragraph" style:parent-style-name="Heading_20_1">
      <style:paragraph-properties fo:margin-left="0in" fo:margin-right="0in" fo:margin-top="0in" fo:margin-bottom="0in" style:contextual-spacing="false" fo:text-indent="0in" style:auto-text-indent="false" fo:padding="0in" fo:border="none"/>
    </style:style>
    <style:style style:name="P17" style:family="paragraph" style:parent-style-name="Heading_20_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18"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19"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size="10.5pt" fo:font-weight="bold"/>
    </style:style>
    <style:style style:name="P20"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21"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22"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23"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24"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font-size="10.5pt" fo:font-weight="bold"/>
    </style:style>
    <style:style style:name="P25"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style>
    <style:style style:name="P2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27"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eeeeee"/>
    </style:style>
    <style:style style:name="T1" style:family="text">
      <style:text-properties fo:font-weight="bold"/>
    </style:style>
    <style:style style:name="T2" style:family="text">
      <style:text-properties fo:font-size="10.5pt" fo:background-color="transparent" style:font-size-asian="10.5pt" style:font-size-complex="10.5pt"/>
    </style:style>
    <style:style style:name="T3" style:family="text">
      <style:text-properties fo:font-variant="normal" fo:text-transform="none" fo:color="#999999" style:font-name="Helvetica" fo:font-size="10.5pt" fo:letter-spacing="normal" fo:font-style="normal" fo:font-weight="bold" fo:background-color="transparent"/>
    </style:style>
    <style:style style:name="T4" style:family="text">
      <style:text-properties fo:font-variant="normal" fo:text-transform="none" fo:color="#999999" style:font-name="Helvetica" fo:font-size="10.5pt" fo:letter-spacing="normal" fo:font-style="normal" fo:font-weight="normal" fo:background-color="transparent"/>
    </style:style>
    <style:style style:name="T5" style:family="text">
      <style:text-properties fo:font-variant="normal" fo:text-transform="none" fo:color="#ffffff" style:font-name="Helvetica" fo:font-size="10.5pt" fo:letter-spacing="normal" fo:font-style="normal" style:text-underline-style="solid" style:text-underline-width="auto" style:text-underline-color="font-color" fo:font-weight="bold" fo:background-color="transparent"/>
    </style:style>
    <style:style style:name="T6" style:family="text">
      <style:text-properties fo:font-variant="normal" fo:text-transform="none" fo:color="#ffffff" style:font-name="Helvetica" fo:font-size="10.5pt" fo:letter-spacing="normal" fo:font-style="normal" fo:font-weight="normal" fo:background-color="transparent"/>
    </style:style>
    <style:style style:name="T7" style:family="text">
      <style:text-properties fo:font-variant="normal" fo:text-transform="none" fo:color="#ffffff" style:font-name="Helvetica" fo:font-size="13.5pt" fo:letter-spacing="normal" fo:font-style="normal" fo:font-weight="normal" fo:background-color="transparent"/>
    </style:style>
    <style:style style:name="T8"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transparent"/>
    </style:style>
    <style:style style:name="T9"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980905"/>
    </style:style>
    <style:style style:name="T10" style:family="text">
      <style:text-properties fo:font-variant="normal" fo:text-transform="none" fo:color="#ee3f3f" style:font-name="Helvetica" fo:font-size="10.5pt" fo:letter-spacing="normal" fo:font-style="normal" style:text-underline-style="solid" style:text-underline-width="auto" style:text-underline-color="font-color" fo:font-weight="normal" fo:background-color="transparent"/>
    </style:style>
    <style:style style:name="T11" style:family="text">
      <style:text-properties fo:font-variant="normal" fo:text-transform="none" fo:color="#565656" style:font-name="Helvetica" fo:font-size="10.5pt" fo:letter-spacing="normal" fo:font-style="normal" fo:font-weight="normal" fo:background-color="transparent"/>
    </style:style>
    <style:style style:name="T12" style:family="text">
      <style:text-properties fo:font-variant="normal" fo:text-transform="none" fo:color="#980905" style:font-name="Helvetica" fo:font-size="9.75pt" fo:letter-spacing="normal" fo:font-style="normal" style:text-underline-style="solid" style:text-underline-width="auto" style:text-underline-color="font-color" fo:font-weight="bold" fo:background-color="transparent"/>
    </style:style>
    <style:style style:name="T13" style:family="text">
      <style:text-properties fo:font-variant="normal" fo:text-transform="none" fo:color="#980905" style:font-name="Helvetica" fo:font-size="9.75pt" fo:letter-spacing="normal" fo:font-style="normal" style:text-underline-style="solid" style:text-underline-width="auto" style:text-underline-color="font-color" fo:font-weight="normal" fo:background-color="transparent"/>
    </style:style>
    <style:style style:name="T14"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style>
    <style:style style:name="T15"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6" style:family="text">
      <style:text-properties fo:font-variant="normal" fo:text-transform="none" fo:color="#333333" style:font-name="Helvetica" fo:font-size="10.5pt" fo:letter-spacing="normal" fo:font-style="normal" fo:font-weight="normal" fo:background-color="transparent"/>
    </style:style>
    <style:style style:name="T17" style:family="text">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8" style:family="text">
      <style:text-properties fo:font-variant="normal" fo:text-transform="none" fo:color="#333333" style:font-name="Helvetica" fo:font-size="10.5pt" fo:letter-spacing="normal" fo:font-style="normal" fo:font-weight="normal" fo:background-color="#fff9d8"/>
    </style:style>
    <style:style style:name="T19" style:family="text">
      <style:text-properties fo:font-variant="normal" fo:text-transform="none" fo:color="#333333" style:font-name="Helvetica" fo:font-size="10.5pt" fo:letter-spacing="normal" fo:font-style="normal" fo:font-weight="bold" fo:background-color="transparent"/>
    </style:style>
    <style:style style:name="T20" style:family="text">
      <style:text-properties fo:font-variant="normal" fo:text-transform="none" fo:color="#333333" style:font-name="Helvetica" fo:font-size="10.5pt" fo:letter-spacing="normal" fo:font-style="italic" fo:font-weight="normal" fo:background-color="transparent"/>
    </style:style>
    <style:style style:name="T21" style:family="text">
      <style:text-properties fo:font-variant="normal" fo:text-transform="none" fo:color="#222222" style:font-name="Anonymous Pro" fo:font-size="10.5pt" fo:letter-spacing="normal" fo:font-style="normal" fo:font-weight="normal" fo:background-color="transparent"/>
    </style:style>
    <style:style style:name="T22" style:family="text">
      <style:text-properties fo:font-variant="normal" fo:text-transform="none" fo:color="#222222" style:font-name="Anonymous Pro"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3" style:family="text">
      <style:text-properties fo:font-variant="normal" fo:text-transform="none" fo:color="#222222" style:font-name="Anonymous Pro" fo:font-size="10.5pt" fo:letter-spacing="normal" fo:font-style="normal" fo:font-weight="normal" fo:background-color="#fff9d8"/>
    </style:style>
    <style:style style:name="T24" style:family="text">
      <style:text-properties fo:font-variant="normal" fo:text-transform="none" fo:color="#222222" style:font-name="Consolas" fo:font-style="normal" fo:font-weight="normal" fo:background-color="#eeeeee"/>
    </style:style>
    <style:style style:name="T25" style:family="text">
      <style:text-properties fo:font-variant="normal" fo:text-transform="none" fo:color="#222222" style:font-name="Consolas" fo:font-style="normal" fo:font-weight="bold" fo:background-color="#eeeeee"/>
    </style:style>
    <style:style style:name="T26" style:family="text">
      <style:text-properties fo:font-variant="normal" fo:text-transform="none" fo:color="#222222" style:font-name="Consolas" fo:font-size="10.5pt" fo:font-style="normal" fo:font-weight="normal" fo:background-color="transparent" style:font-size-asian="10.5pt" style:font-size-complex="10.5pt"/>
    </style:style>
    <style:style style:name="T27" style:family="text">
      <style:text-properties fo:font-variant="normal" fo:text-transform="none" fo:color="#222222" fo:background-color="#eeeeee"/>
    </style:style>
    <style:style style:name="T28" style:family="text">
      <style:text-properties fo:font-variant="normal" fo:text-transform="none" fo:color="#64434d" style:font-name="Consolas" fo:font-style="normal" fo:font-weight="normal" fo:background-color="#eeeeee"/>
    </style:style>
    <style:style style:name="T29" style:family="text">
      <style:text-properties fo:font-variant="normal" fo:text-transform="none" style:font-name="Consolas" fo:font-style="normal" fo:font-weight="normal" fo:background-color="#eeeeee"/>
    </style:style>
    <style:style style:name="T30"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31" style:family="text">
      <style:text-properties fo:font-variant="normal" fo:text-transform="none" fo:color="#808080" style:font-name="Consolas" fo:font-style="normal" fo:font-weight="normal" fo:background-color="#eeeeee"/>
    </style:style>
    <style:style style:name="T32" style:family="text">
      <style:text-properties fo:font-variant="normal" fo:text-transform="none" fo:color="#6588a8" style:font-name="Consolas" fo:font-style="italic" fo:font-weight="normal" fo:background-color="#eeeeee"/>
    </style:style>
    <style:style style:name="T33" style:family="text">
      <style:text-properties fo:font-variant="normal" fo:text-transform="none" fo:color="#6588a8" style:font-name="Consolas" fo:font-size="10.5pt" fo:font-style="italic" fo:font-weight="normal" fo:background-color="transparent" style:font-size-asian="10.5pt" style:font-size-complex="10.5pt"/>
    </style:style>
    <style:style style:name="T34" style:family="text">
      <style:text-properties fo:font-variant="normal" fo:text-transform="none" fo:color="#708090" style:font-name="Consolas" fo:font-style="normal" fo:font-weight="normal" fo:background-color="#eeeeee"/>
    </style:style>
    <style:style style:name="T35" style:family="text">
      <style:text-properties fo:font-variant="normal" fo:text-transform="none" fo:color="#708090" style:font-name="Consolas" fo:font-size="10.5pt" fo:font-style="normal" fo:font-weight="normal" fo:background-color="transparent" style:font-size-asian="10.5pt" style:font-size-complex="10.5pt"/>
    </style:style>
    <style:style style:name="T36" style:family="text">
      <style:text-properties fo:color="#ee3f3f" style:text-line-through-style="none" fo:font-size="26.25pt" style:text-underline-style="none" fo:font-weight="bold" style:text-blinking="false" fo:background-color="transparent"/>
    </style:style>
    <style:style style:name="T37" style:family="text">
      <style:text-properties fo:color="#222222" style:font-name="Anonymous Pro" fo:font-size="10.5pt" fo:font-weight="normal" fo:background-color="transparen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222222" fo:margin-left="0in" fo:margin-right="0in" style:editable="false">
        <style:columns fo:column-count="1" fo:column-gap="0in"/>
        <style:background-image/>
      </style:section-properties>
    </style:style>
    <style:style style:name="Sect2" style:family="section">
      <style:section-properties fo:background-color="#c52f24" fo:margin-left="0in" fo:margin-right="0in" style:editable="false">
        <style:columns fo:column-count="1" fo:column-gap="0in"/>
        <style:background-image/>
      </style:section-properties>
    </style:style>
    <style:style style:name="Sect3" style:family="section">
      <style:section-properties fo:background-color="#d5e9f6"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eeeeee"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More at </text:span></text:span><text:a xlink:type="simple" xlink:href="http://rubyonrails.org/"><text:span text:style-name="Strong_20_Emphasis"><text:span text:style-name="T5">rubyonrails.org:</text:span></text:span></text:a><text:span text:style-name="Strong_20_Emphasis"><text:span text:style-name="T3"> </text:span></text:span></text:p>
      <text:section text:style-name="Sect1" text:name="topNav">
        <text:list xml:id="list8281382858764354991" text:style-name="L1">
          <text:list-item>
            <text:p text:style-name="P3"><text:a xlink:type="simple" xlink:href="http://rubyonrails.org/"><text:span text:style-name="T10">Overview</text:span></text:a><text:span text:style-name="T11"> </text:span></text:p>
          </text:list-item>
          <text:list-item>
            <text:p text:style-name="P3"><text:a xlink:type="simple" xlink:href="http://rubyonrails.org/download"><text:span text:style-name="T10">Download</text:span></text:a><text:span text:style-name="T11"> </text:span></text:p>
          </text:list-item>
          <text:list-item>
            <text:p text:style-name="P3"><text:a xlink:type="simple" xlink:href="http://rubyonrails.org/deploy"><text:span text:style-name="T10">Deploy</text:span></text:a><text:span text:style-name="T11"> </text:span></text:p>
          </text:list-item>
          <text:list-item>
            <text:p text:style-name="P3"><text:a xlink:type="simple" xlink:href="https://github.com/rails/rails"><text:span text:style-name="T10">Code</text:span></text:a><text:span text:style-name="T11"> </text:span></text:p>
          </text:list-item>
          <text:list-item>
            <text:p text:style-name="P3"><text:a xlink:type="simple" xlink:href="http://rubyonrails.org/screencasts"><text:span text:style-name="T10">Screencasts</text:span></text:a><text:span text:style-name="T11"> </text:span></text:p>
          </text:list-item>
          <text:list-item>
            <text:p text:style-name="P3"><text:a xlink:type="simple" xlink:href="http://rubyonrails.org/documentation"><text:span text:style-name="T10">Documentation</text:span></text:a><text:span text:style-name="T11"> </text:span></text:p>
          </text:list-item>
          <text:list-item>
            <text:p text:style-name="P3"><text:a xlink:type="simple" xlink:href="http://rubyonrails.org/ecosystem"><text:span text:style-name="T10">Ecosystem</text:span></text:a><text:span text:style-name="T11"> </text:span></text:p>
          </text:list-item>
          <text:list-item>
            <text:p text:style-name="P3"><text:a xlink:type="simple" xlink:href="http://rubyonrails.org/community"><text:span text:style-name="T10">Community</text:span></text:a><text:span text:style-name="T11"> </text:span></text:p>
          </text:list-item>
          <text:list-item>
            <text:p text:style-name="P3"><text:a xlink:type="simple" xlink:href="http://weblog.rubyonrails.org/"><text:span text:style-name="T10">Blog</text:span></text:a></text:p>
          </text:list-item>
        </text:list>
      </text:section>
      <text:section text:style-name="Sect2" text:name="header">
        <text:list xml:id="list7062407704994677917" text:style-name="L2">
          <text:list-item>
            <text:p text:style-name="P4"><draw:frame draw:style-name="fr1" draw:name="Frame1" text:anchor-type="paragraph" svg:width="3.0937in" draw:z-index="0"><draw:text-box fo:min-height="0.0161in"><text:h text:style-name="P16" text:outline-level="1"><text:a xlink:type="simple" xlink:href="http://guides.rubyonrails.org/index.html"><text:span text:style-name="T36">Guides.rubyonrails.org</text:span></text:a></text:h></draw:text-box></draw:frame><text:a xlink:type="simple" xlink:href="http://guides.rubyonrails.org/index.html"><text:span text:style-name="T8">Home</text:span></text:a><text:span text:style-name="T6"> </text:span></text:p>
          </text:list-item>
          <text:list-item>
            <text:p text:style-name="P15"><text:bookmark text:name="guidesMenu"/><text:a xlink:type="simple" xlink:href="http://guides.rubyonrails.org/index.html"><text:span text:style-name="T9">Guides Index</text:span></text:a><text:span text:style-name="T7"> </text:span></text:p>
          </text:list-item>
          <text:list-item>
            <text:p text:style-name="P4"><text:a xlink:type="simple" xlink:href="http://guides.rubyonrails.org/contributing_to_ruby_on_rails.html"><text:span text:style-name="T8">Contribute</text:span></text:a><text:span text:style-name="T6"> </text:span></text:p>
          </text:list-item>
          <text:list-item>
            <text:p text:style-name="P4"><text:a xlink:type="simple" xlink:href="http://guides.rubyonrails.org/credits.html"><text:span text:style-name="T8">Credits</text:span></text:a></text:p>
          </text:list-item>
        </text:list>
      </text:section>
      <text:section text:style-name="Sect3" text:name="feature">
        <text:h text:style-name="P17" text:outline-level="2">Active Record Basics</text:h>
        <text:p text:style-name="P6">This guide is an introduction to Active Record.</text:p>
        <text:p text:style-name="P6">After reading this guide, you will know:</text:p>
        <text:list xml:id="list3618661990870998740" text:style-name="L3">
          <text:list-item>
            <text:p text:style-name="P9">What Object Relational Mapping and Active Record are and how they are used in Rails.</text:p>
          </text:list-item>
          <text:list-item>
            <text:p text:style-name="P9">How Active Record fits into the Model-View-Controller paradigm.</text:p>
          </text:list-item>
          <text:list-item>
            <text:p text:style-name="P9">How to use Active Record models to manipulate data stored in a relational database.</text:p>
          </text:list-item>
          <text:list-item>
            <text:p text:style-name="P9">Active Record schema naming conventions.</text:p>
          </text:list-item>
          <text:list-item>
            <text:p text:style-name="P9">The concepts of database migrations, validations and callbacks.</text:p>
          </text:list-item>
        </text:list>
        <text:section text:style-name="Sect4" text:name="subCol">
          <text:h text:style-name="P18" text:outline-level="3"><draw:frame draw:style-name="fr2" draw:name="graphics1" text:anchor-type="as-char" svg:width="0.7862in" svg:height="0.3929in" draw:z-index="1"><draw:image xlink:href="http://guides.rubyonrails.org/images/chapters_icon.gif" xlink:type="simple" xlink:show="embed" xlink:actuate="onLoad"/></draw:frame><text:span text:style-name="T1">Chapters</text:span></text:h>
          <text:list xml:id="list1077698972717012220" text:style-name="L4">
            <text:list-item>
              <text:p text:style-name="P5"><text:a xlink:type="simple" xlink:href="http://guides.rubyonrails.org/active_record_basics.html#what-is-active-record-questionmark"><text:span text:style-name="T12">What is Active Record?</text:span></text:a></text:p>
              <text:list>
                <text:list-item>
                  <text:p text:style-name="P5"><text:a xlink:type="simple" xlink:href="http://guides.rubyonrails.org/active_record_basics.html#the-active-record-pattern"><text:span text:style-name="T13">The Active Record Pattern</text:span></text:a></text:p>
                </text:list-item>
                <text:list-item>
                  <text:p text:style-name="P5"><text:a xlink:type="simple" xlink:href="http://guides.rubyonrails.org/active_record_basics.html#object-relational-mapping"><text:span text:style-name="T13">Object Relational Mapping</text:span></text:a></text:p>
                </text:list-item>
                <text:list-item>
                  <text:p text:style-name="P5"><text:a xlink:type="simple" xlink:href="http://guides.rubyonrails.org/active_record_basics.html#active-record-as-an-orm-framework"><text:span text:style-name="T13">Active Record as an ORM Framework</text:span></text:a></text:p>
                </text:list-item>
              </text:list>
            </text:list-item>
            <text:list-item>
              <text:p text:style-name="P5"><text:a xlink:type="simple" xlink:href="http://guides.rubyonrails.org/active_record_basics.html#convention-over-configuration-in-active-record"><text:span text:style-name="T12">Convention over Configuration in Active Record</text:span></text:a></text:p>
              <text:list>
                <text:list-item>
                  <text:p text:style-name="P5"><text:a xlink:type="simple" xlink:href="http://guides.rubyonrails.org/active_record_basics.html#naming-conventions"><text:span text:style-name="T13">Naming Conventions</text:span></text:a></text:p>
                </text:list-item>
                <text:list-item>
                  <text:p text:style-name="P5"><text:a xlink:type="simple" xlink:href="http://guides.rubyonrails.org/active_record_basics.html#schema-conventions"><text:span text:style-name="T13">Schema Conventions</text:span></text:a></text:p>
                </text:list-item>
              </text:list>
            </text:list-item>
            <text:list-item>
              <text:p text:style-name="P5"><text:a xlink:type="simple" xlink:href="http://guides.rubyonrails.org/active_record_basics.html#creating-active-record-models"><text:span text:style-name="T12">Creating Active Record Models</text:span></text:a></text:p>
            </text:list-item>
            <text:list-item>
              <text:p text:style-name="P5"><text:a xlink:type="simple" xlink:href="http://guides.rubyonrails.org/active_record_basics.html#overriding-the-naming-conventions"><text:span text:style-name="T12">Overriding the Naming Conventions</text:span></text:a></text:p>
            </text:list-item>
            <text:list-item>
              <text:p text:style-name="P5"><text:a xlink:type="simple" xlink:href="http://guides.rubyonrails.org/active_record_basics.html#crud-reading-and-writing-data"><text:span text:style-name="T12">CRUD: Reading and Writing Data</text:span></text:a></text:p>
              <text:list>
                <text:list-item>
                  <text:p text:style-name="P5"><text:a xlink:type="simple" xlink:href="http://guides.rubyonrails.org/active_record_basics.html#create"><text:span text:style-name="T13">Create</text:span></text:a></text:p>
                </text:list-item>
                <text:list-item>
                  <text:p text:style-name="P5"><text:a xlink:type="simple" xlink:href="http://guides.rubyonrails.org/active_record_basics.html#read"><text:span text:style-name="T13">Read</text:span></text:a></text:p>
                </text:list-item>
                <text:list-item>
                  <text:p text:style-name="P5"><text:a xlink:type="simple" xlink:href="http://guides.rubyonrails.org/active_record_basics.html#update"><text:span text:style-name="T13">Update</text:span></text:a></text:p>
                </text:list-item>
                <text:list-item>
                  <text:p text:style-name="P5"><text:a xlink:type="simple" xlink:href="http://guides.rubyonrails.org/active_record_basics.html#delete"><text:span text:style-name="T13">Delete</text:span></text:a></text:p>
                </text:list-item>
              </text:list>
            </text:list-item>
            <text:list-item>
              <text:p text:style-name="P5"><text:a xlink:type="simple" xlink:href="http://guides.rubyonrails.org/active_record_basics.html#validations"><text:span text:style-name="T12">Validations</text:span></text:a></text:p>
            </text:list-item>
            <text:list-item>
              <text:p text:style-name="P5"><text:a xlink:type="simple" xlink:href="http://guides.rubyonrails.org/active_record_basics.html#callbacks"><text:span text:style-name="T12">Callbacks</text:span></text:a></text:p>
            </text:list-item>
            <text:list-item>
              <text:p text:style-name="P5"><text:a xlink:type="simple" xlink:href="http://guides.rubyonrails.org/active_record_basics.html#migrations"><text:span text:style-name="T12">Migrations</text:span></text:a></text:p>
            </text:list-item>
          </text:list>
        </text:section>
      </text:section>
      <text:section text:style-name="Sect5" text:name="container">
        <text:p text:style-name="P1"/>
        <text:section text:style-name="Sect5" text:name="mainCol">
          <text:h text:style-name="P19" text:outline-level="3"><text:bookmark text:name="what-is-active-record-questionmark"/>1 What is Active Record?</text:h>
          <text:p text:style-name="P2"><text:span text:style-name="T16">Active Record is the M in </text:span><text:a xlink:type="simple" xlink:href="http://guides.rubyonrails.org/getting_started.html#the-mvc-architecture"><text:span text:style-name="T14">MVC</text:span></text:a><text:span text:style-name="T16"> - the model - which is the layer of the system responsible for representing business data and logic. Active Record facilitates the creation and use of business objects whose data requires persistent storage to a database. It is an implementation of the Active Record </text:span><text:soft-page-break/><text:span text:style-name="T16">pattern which itself is a description of an Object Relational Mapping system.</text:span></text:p>
          <text:h text:style-name="P22" text:outline-level="4"><text:bookmark text:name="the-active-record-pattern"/>1.1 The Active Record Pattern</text:h>
          <text:p text:style-name="P2"><text:a xlink:type="simple" xlink:href="http://www.martinfowler.com/eaaCatalog/activeRecord.html"><text:span text:style-name="T14">Active Record was described by Martin Fowler</text:span></text:a><text:span text:style-name="T16"> in his book </text:span><text:span text:style-name="Emphasis"><text:span text:style-name="T20">Patterns of Enterprise Application Architecture</text:span></text:span><text:span text:style-name="T16">. In Active Record, objects carry both persistent data and behavior which operates on that data. Active Record takes the opinion that ensuring data access logic is part of the object will educate users of that object on how to write to and read from the database.</text:span></text:p>
          <text:h text:style-name="P22" text:outline-level="4"><text:bookmark text:name="object-relational-mapping"/>1.2 Object Relational Mapping</text:h>
          <text:p text:style-name="P6">Object-Relational Mapping, commonly referred to as its abbreviation ORM, is a technique that connects the rich objects of an application to tables in a relational database management system. Using ORM, the properties and relationships of the objects in an application can be easily stored and retrieved from a database without writing SQL statements directly and with less overall database access code.</text:p>
          <text:h text:style-name="P22" text:outline-level="4"><text:bookmark text:name="active-record-as-an-orm-framework"/>1.3 Active Record as an ORM Framework</text:h>
          <text:p text:style-name="P6">Active Record gives us several mechanisms, the most important being the ability to:</text:p>
          <text:list xml:id="list7070597522146645313" text:style-name="L5">
            <text:list-item>
              <text:p text:style-name="P7">Represent models and their data</text:p>
            </text:list-item>
            <text:list-item>
              <text:p text:style-name="P7">Represent associations between these models</text:p>
            </text:list-item>
            <text:list-item>
              <text:p text:style-name="P7">Represent inheritance hierarchies through related models</text:p>
            </text:list-item>
            <text:list-item>
              <text:p text:style-name="P7">Validate models before they get persisted to the database</text:p>
            </text:list-item>
            <text:list-item>
              <text:p text:style-name="P7">Perform database operations in an object-oriented fashion.</text:p>
            </text:list-item>
          </text:list>
          <text:h text:style-name="P20" text:outline-level="3"><text:bookmark text:name="convention-over-configuration-in-active-record"/>2 Convention over Configuration in Active Record</text:h>
          <text:p text:style-name="P6">When writing applications using other programming languages or frameworks, it may be necessary to write a lot of configuration code. This is particularly true for ORM frameworks in general. However, if you follow the conventions adopted by Rails, you'll need to write very little configuration (in some case no configuration at all) when creating Active Record models. The idea is that if you configure your applications in the very same way most of the times then this should be the default way. In this cases, explicit configuration would be needed only in those cases where you can't follow the conventions for any reason.</text:p>
          <text:h text:style-name="P22" text:outline-level="4"><text:bookmark text:name="naming-conventions"/>2.1 Naming Conventions</text:h>
          <text:p text:style-name="P11"><text:span text:style-name="T16">By default, Active Record uses some naming conventions to find out how the mapping between models and database tables should be created. Rails will pluralize your class names to find the respective database table. So, for a class </text:span><text:span text:style-name="Source_20_Text"><text:span text:style-name="T21">Book</text:span></text:span><text:span text:style-name="T16">, you should have a database table called </text:span><text:span text:style-name="Strong_20_Emphasis"><text:span text:style-name="T19">books</text:span></text:span><text:span text:style-name="T16">. The Rails pluralization mechanisms are very powerful, being capable to pluralize (and singularize) both regular and irregular words. When using class names composed of two or more words, the model class name should follow the Ruby conventions, using the CamelCase form, while the table name must contain the words separated by underscores. Examples:</text:span></text:p>
          <text:list xml:id="list3069568112563585182" text:style-name="L6">
            <text:list-item>
              <text:p text:style-name="P12"><text:span text:style-name="T16">Database Table - Plural with underscores separating words (e.g., </text:span><text:span text:style-name="Source_20_Text"><text:span text:style-name="T21">book_clubs</text:span></text:span><text:span text:style-name="T16">)</text:span></text:p>
            </text:list-item>
            <text:list-item>
              <text:p text:style-name="P12"><text:span text:style-name="T16">Model Class - Singular with the first letter of each word capitalized (e.g., </text:span><text:span text:style-name="Source_20_Text"><text:span text:style-name="T21">BookClub</text:span></text:span><text:span text:style-name="T16">)</text:span></text:p>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24">Model / Class</text:p>
                </table:table-cell>
                <table:table-cell table:style-name="Table1.A1" office:value-type="string">
                  <text:p text:style-name="P24">Table / Schema</text:p>
                </table:table-cell>
              </table:table-row>
            </table:table-header-rows>
            <table:table-row table:style-name="Table1.1">
              <table:table-cell table:style-name="Table1.A2" office:value-type="string">
                <text:p text:style-name="P25"><text:span text:style-name="Source_20_Text"><text:span text:style-name="T37">Post</text:span></text:span></text:p>
              </table:table-cell>
              <table:table-cell table:style-name="Table1.A2" office:value-type="string">
                <text:p text:style-name="P25"><text:span text:style-name="Source_20_Text"><text:span text:style-name="T37">posts</text:span></text:span></text:p>
              </table:table-cell>
            </table:table-row>
            <table:table-row table:style-name="Table1.1">
              <table:table-cell table:style-name="Table1.A2" office:value-type="string">
                <text:p text:style-name="P25"><text:span text:style-name="Source_20_Text"><text:span text:style-name="T37">LineItem</text:span></text:span></text:p>
              </table:table-cell>
              <table:table-cell table:style-name="Table1.A2" office:value-type="string">
                <text:p text:style-name="P25"><text:span text:style-name="Source_20_Text"><text:span text:style-name="T37">line_items</text:span></text:span></text:p>
              </table:table-cell>
            </table:table-row>
            <table:table-row table:style-name="Table1.1">
              <table:table-cell table:style-name="Table1.A2" office:value-type="string">
                <text:p text:style-name="P25"><text:span text:style-name="Source_20_Text"><text:span text:style-name="T37">Deer</text:span></text:span></text:p>
              </table:table-cell>
              <table:table-cell table:style-name="Table1.A2" office:value-type="string">
                <text:p text:style-name="P25"><text:span text:style-name="Source_20_Text"><text:span text:style-name="T37">deer</text:span></text:span></text:p>
              </table:table-cell>
            </table:table-row>
            <text:soft-page-break/>
            <table:table-row table:style-name="Table1.1">
              <table:table-cell table:style-name="Table1.A2" office:value-type="string">
                <text:p text:style-name="P25"><text:span text:style-name="Source_20_Text"><text:span text:style-name="T37">Mouse</text:span></text:span></text:p>
              </table:table-cell>
              <table:table-cell table:style-name="Table1.A2" office:value-type="string">
                <text:p text:style-name="P25"><text:span text:style-name="Source_20_Text"><text:span text:style-name="T37">mice</text:span></text:span></text:p>
              </table:table-cell>
            </table:table-row>
            <table:table-row table:style-name="Table1.1">
              <table:table-cell table:style-name="Table1.A2" office:value-type="string">
                <text:p text:style-name="P25"><text:span text:style-name="Source_20_Text"><text:span text:style-name="T37">Person</text:span></text:span></text:p>
              </table:table-cell>
              <table:table-cell table:style-name="Table1.A2" office:value-type="string">
                <text:p text:style-name="P25"><text:span text:style-name="Source_20_Text"><text:span text:style-name="T37">people</text:span></text:span></text:p>
              </table:table-cell>
            </table:table-row>
          </table:table>
          <text:h text:style-name="P22" text:outline-level="4"><text:bookmark text:name="schema-conventions"/>2.2 Schema Conventions</text:h>
          <text:p text:style-name="P6">Active Record uses naming conventions for the columns in database tables, depending on the purpose of these columns.</text:p>
          <text:list xml:id="list4389500976033093982" text:style-name="L7">
            <text:list-item>
              <text:p text:style-name="P13"><text:span text:style-name="Strong_20_Emphasis"><text:span text:style-name="T19">Foreign keys</text:span></text:span><text:span text:style-name="T16"> - These fields should be named following the pattern </text:span><text:span text:style-name="Source_20_Text"><text:span text:style-name="T21">singularized_table_name_id</text:span></text:span><text:span text:style-name="T16"> (e.g., </text:span><text:span text:style-name="Source_20_Text"><text:span text:style-name="T21">item_id</text:span></text:span><text:span text:style-name="T16">, </text:span><text:span text:style-name="Source_20_Text"><text:span text:style-name="T21">order_id</text:span></text:span><text:span text:style-name="T16">). These are the fields that Active Record will look for when you create associations between your models.</text:span></text:p>
            </text:list-item>
            <text:list-item>
              <text:p text:style-name="P13"><text:span text:style-name="Strong_20_Emphasis"><text:span text:style-name="T19">Primary keys</text:span></text:span><text:span text:style-name="T16"> - By default, Active Record will use an integer column named </text:span><text:span text:style-name="Source_20_Text"><text:span text:style-name="T21">id</text:span></text:span><text:span text:style-name="T16"> as the table's primary key. When using </text:span><text:a xlink:type="simple" xlink:href="http://guides.rubyonrails.org/migrations.html"><text:span text:style-name="T14">Rails Migrations</text:span></text:a><text:span text:style-name="T16"> to create your tables, this column will be automatically created.</text:span></text:p>
            </text:list-item>
          </text:list>
          <text:p text:style-name="P6">There are also some optional column names that will add additional features to Active Record instances:</text:p>
          <text:list xml:id="list7346698481662687933" text:style-name="L8">
            <text:list-item>
              <text:p text:style-name="P14"><text:span text:style-name="Source_20_Text"><text:span text:style-name="T21">created_at</text:span></text:span><text:span text:style-name="T16"> - Automatically gets set to the current date and time when the record is first created.</text:span></text:p>
            </text:list-item>
            <text:list-item>
              <text:p text:style-name="P14"><text:span text:style-name="Source_20_Text"><text:span text:style-name="T21">updated_at</text:span></text:span><text:span text:style-name="T16"> - Automatically gets set to the current date and time whenever the record is updated.</text:span></text:p>
            </text:list-item>
            <text:list-item>
              <text:p text:style-name="P14"><text:span text:style-name="Source_20_Text"><text:span text:style-name="T21">lock_version</text:span></text:span><text:span text:style-name="T16"> - Adds </text:span><text:a xlink:type="simple" xlink:href="http://api.rubyonrails.org/classes/ActiveRecord/Locking.html"><text:span text:style-name="T14">optimistic locking</text:span></text:a><text:span text:style-name="T16"> to a model.</text:span></text:p>
            </text:list-item>
            <text:list-item>
              <text:p text:style-name="P14"><text:span text:style-name="Source_20_Text"><text:span text:style-name="T21">type</text:span></text:span><text:span text:style-name="T16"> - Specifies that the model uses </text:span><text:a xlink:type="simple" xlink:href="http://api.rubyonrails.org/classes/ActiveRecord/Base.html#label-Single+table+inheritance"><text:span text:style-name="T14">Single Table Inheritance</text:span></text:a><text:span text:style-name="T16">.</text:span></text:p>
            </text:list-item>
            <text:list-item>
              <text:p text:style-name="P14"><text:span text:style-name="Source_20_Text"><text:span text:style-name="T21">(association_name)_type</text:span></text:span><text:span text:style-name="T16"> - Stores the type for </text:span><text:a xlink:type="simple" xlink:href="http://guides.rubyonrails.org/association_basics.html#polymorphic-associations"><text:span text:style-name="T14">polymorphic associations</text:span></text:a><text:span text:style-name="T16">.</text:span></text:p>
            </text:list-item>
            <text:list-item>
              <text:p text:style-name="P14"><text:span text:style-name="Source_20_Text"><text:span text:style-name="T21">(table_name)_count</text:span></text:span><text:span text:style-name="T16"> - Used to cache the number of belonging objects on associations. For example, a </text:span><text:span text:style-name="Source_20_Text"><text:span text:style-name="T21">comments_count</text:span></text:span><text:span text:style-name="T16"> column in a </text:span><text:span text:style-name="Source_20_Text"><text:span text:style-name="T21">Post</text:span></text:span><text:span text:style-name="T16"> class that has many instances of </text:span><text:span text:style-name="Source_20_Text"><text:span text:style-name="T21">Comment</text:span></text:span><text:span text:style-name="T16"> will cache the number of existent comments for each post.</text:span></text:p>
            </text:list-item>
          </text:list>
          <text:p text:style-name="P11"><text:span text:style-name="T18">While these column names are optional, they are in fact reserved by Active Record. Steer clear of reserved keywords unless you want the extra functionality. For example, </text:span><text:span text:style-name="Source_20_Text"><text:span text:style-name="T23">type</text:span></text:span><text:span text:style-name="T18"> is a reserved keyword used to designate a table using Single Table Inheritance (STI). If you are not using STI, try an analogous keyword like "context", that may still accurately describe the data you are modeling.</text:span></text:p>
          <text:h text:style-name="P20" text:outline-level="3"><text:bookmark text:name="creating-active-record-models"/>3 Creating Active Record Models</text:h>
          <text:p text:style-name="P11"><text:span text:style-name="T16">It is very easy to create Active Record models. All you have to do is to subclass the </text:span><text:span text:style-name="Source_20_Text"><text:span text:style-name="T21">ActiveRecord::Base</text:span></text:span><text:span text:style-name="T16"> class and you're good to go:</text:span></text:p>
          <text:section text:style-name="Sect6" text:name="highlighter_910870">
            <table:table table:name="Table2" table:style-name="Table2">
              <table:table-column table:style-name="Table2.A"/>
              <table:table-row>
                <table:table-cell table:style-name="Table2.A1" office:value-type="string">
                  <text:p text:style-name="P26"><text:span text:style-name="Source_20_Text"><text:span text:style-name="T28">class</text:span></text:span><text:span text:style-name="T29"> </text:span><text:span text:style-name="Source_20_Text"><text:span text:style-name="T24">Product &lt; ActiveRecord::Base</text:span></text:span></text:p>
                  <text:p text:style-name="P26"><text:span text:style-name="Source_20_Text"><text:span text:style-name="T28">end</text:span></text:span></text:p>
                </table:table-cell>
              </table:table-row>
            </table:table>
          </text:section>
          <text:p text:style-name="P11"><text:span text:style-name="T17">This will create a </text:span><text:span text:style-name="Source_20_Text"><text:span text:style-name="T22">Product</text:span></text:span><text:span text:style-name="T17"> model, mapped to a </text:span><text:span text:style-name="Source_20_Text"><text:span text:style-name="T22">products</text:span></text:span><text:span text:style-name="T17"> table at the database. By doing this you'll also have the ability to map the columns of each row in that table with the attributes of the instances of your model. Suppose that the </text:span><text:span text:style-name="Source_20_Text"><text:span text:style-name="T22">products</text:span></text:span><text:span text:style-name="T17"> table was created using an SQL sentence like:</text:span></text:p>
          <text:section text:style-name="Sect6" text:name="highlighter_458918">
            <table:table table:name="Table3" table:style-name="Table3">
              <table:table-column table:style-name="Table3.A"/>
              <table:table-row>
                <table:table-cell table:style-name="Table3.A1" office:value-type="string">
                  <text:p text:style-name="P26"><text:span text:style-name="Source_20_Text"><text:span text:style-name="T28">CREATE</text:span></text:span><text:span text:style-name="T29"> </text:span><text:span text:style-name="Source_20_Text"><text:span text:style-name="T28">TABLE</text:span></text:span><text:span text:style-name="T29"> </text:span><text:span text:style-name="Source_20_Text"><text:span text:style-name="T24">products (</text:span></text:span></text:p>
                  <text:p text:style-name="P26"><text:span text:style-name="Source_20_Text"><text:span text:style-name="T27">   </text:span></text:span><text:span text:style-name="Source_20_Text"><text:span text:style-name="T24">id </text:span></text:span><text:span text:style-name="Source_20_Text"><text:span text:style-name="T28">int</text:span></text:span><text:span text:style-name="Source_20_Text"><text:span text:style-name="T24">(11) </text:span></text:span><text:span text:style-name="Source_20_Text"><text:span text:style-name="T31">NOT</text:span></text:span><text:span text:style-name="T29"> </text:span><text:span text:style-name="Source_20_Text"><text:span text:style-name="T31">NULL</text:span></text:span><text:span text:style-name="T29"> </text:span><text:span text:style-name="Source_20_Text"><text:span text:style-name="T24">auto_increment,</text:span></text:span></text:p>
                  <text:p text:style-name="P26"><text:span text:style-name="Source_20_Text"><text:span text:style-name="T27">   </text:span></text:span><text:span text:style-name="Source_20_Text"><text:span text:style-name="T28">name</text:span></text:span><text:span text:style-name="T29"> </text:span><text:span text:style-name="Source_20_Text"><text:span text:style-name="T28">varchar</text:span></text:span><text:span text:style-name="Source_20_Text"><text:span text:style-name="T24">(255),</text:span></text:span></text:p>
                  <text:p text:style-name="P26"><text:span text:style-name="Source_20_Text"><text:span text:style-name="T27">   </text:span></text:span><text:span text:style-name="Source_20_Text"><text:span text:style-name="T28">PRIMARY</text:span></text:span><text:span text:style-name="T29"> </text:span><text:span text:style-name="Source_20_Text"><text:span text:style-name="T28">KEY</text:span></text:span><text:span text:style-name="T29">  </text:span><text:span text:style-name="Source_20_Text"><text:span text:style-name="T24">(id)</text:span></text:span></text:p>
                  <text:p text:style-name="P26"><text:soft-page-break/><text:span text:style-name="Source_20_Text"><text:span text:style-name="T24">);</text:span></text:span></text:p>
                </table:table-cell>
              </table:table-row>
            </table:table>
          </text:section>
          <text:p text:style-name="P8">Following the table schema above, you would be able to write code like the following:</text:p>
          <text:section text:style-name="Sect6" text:name="highlighter_143395">
            <table:table table:name="Table4" table:style-name="Table4">
              <table:table-column table:style-name="Table4.A"/>
              <table:table-row>
                <table:table-cell table:style-name="Table4.A1" office:value-type="string">
                  <text:p text:style-name="P26"><text:span text:style-name="Source_20_Text"><text:span text:style-name="T24">p = Product.</text:span></text:span><text:span text:style-name="Source_20_Text"><text:span text:style-name="T28">new</text:span></text:span></text:p>
                  <text:p text:style-name="P26"><text:span text:style-name="Source_20_Text"><text:span text:style-name="T24">p.name = </text:span></text:span><text:span text:style-name="Source_20_Text"><text:span text:style-name="T32">"Some Book"</text:span></text:span></text:p>
                  <text:p text:style-name="P26"><text:span text:style-name="Source_20_Text"><text:span text:style-name="T24">puts p.name </text:span></text:span><text:span text:style-name="Source_20_Text"><text:span text:style-name="T34"># "Some Book"</text:span></text:span></text:p>
                </table:table-cell>
              </table:table-row>
            </table:table>
          </text:section>
          <text:h text:style-name="P21" text:outline-level="3"><text:bookmark text:name="overriding-the-naming-conventions"/>4 Overriding the Naming Conventions</text:h>
          <text:p text:style-name="P6">What if you need to follow a different naming convention or need to use your Rails application with a legacy database? No problem, you can easily override the default conventions.</text:p>
          <text:p text:style-name="P11"><text:span text:style-name="T16">You can use the </text:span><text:span text:style-name="Source_20_Text"><text:span text:style-name="T21">ActiveRecord::Base.table_name=</text:span></text:span><text:span text:style-name="T16"> method to specify the table name that should be used:</text:span></text:p>
          <text:section text:style-name="Sect6" text:name="highlighter_235741">
            <table:table table:name="Table5" table:style-name="Table5">
              <table:table-column table:style-name="Table5.A"/>
              <table:table-row>
                <table:table-cell table:style-name="Table5.A1" office:value-type="string">
                  <text:p text:style-name="P26"><text:span text:style-name="Source_20_Text"><text:span text:style-name="T28">class</text:span></text:span><text:span text:style-name="T29"> </text:span><text:span text:style-name="Source_20_Text"><text:span text:style-name="T24">Product &lt; ActiveRecord::Base</text:span></text:span></text:p>
                  <text:p text:style-name="P26"><text:span text:style-name="Source_20_Text"><text:span text:style-name="T27">  </text:span></text:span><text:span text:style-name="Source_20_Text"><text:span text:style-name="T28">self</text:span></text:span><text:span text:style-name="Source_20_Text"><text:span text:style-name="T24">.table_name = </text:span></text:span><text:span text:style-name="Source_20_Text"><text:span text:style-name="T32">"PRODUCT"</text:span></text:span></text:p>
                  <text:p text:style-name="P26"><text:span text:style-name="Source_20_Text"><text:span text:style-name="T28">end</text:span></text:span></text:p>
                </table:table-cell>
              </table:table-row>
            </table:table>
          </text:section>
          <text:p text:style-name="P11"><text:span text:style-name="T17">If you do so, you will have to define manually the class name that is hosting the fixtures (class_name.yml) using the </text:span><text:span text:style-name="Source_20_Text"><text:span text:style-name="T22">set_fixture_class</text:span></text:span><text:span text:style-name="T17"> method in your test definition:</text:span></text:p>
          <text:section text:style-name="Sect6" text:name="highlighter_822942">
            <table:table table:name="Table6" table:style-name="Table6">
              <table:table-column table:style-name="Table6.A"/>
              <table:table-row>
                <table:table-cell table:style-name="Table6.A1" office:value-type="string">
                  <text:p text:style-name="P26"><text:span text:style-name="Source_20_Text"><text:span text:style-name="T28">class</text:span></text:span><text:span text:style-name="T29"> </text:span><text:span text:style-name="Source_20_Text"><text:span text:style-name="T24">FunnyJoke &lt; ActiveSupport::TestCase</text:span></text:span></text:p>
                  <text:p text:style-name="P26"><text:span text:style-name="Source_20_Text"><text:span text:style-name="T27">  </text:span></text:span><text:span text:style-name="Source_20_Text"><text:span text:style-name="T24">set_fixture_class funny_jokes: </text:span></text:span><text:span text:style-name="Source_20_Text"><text:span text:style-name="T32">'Joke'</text:span></text:span></text:p>
                  <text:p text:style-name="P26"><text:span text:style-name="Source_20_Text"><text:span text:style-name="T27">  </text:span></text:span><text:span text:style-name="Source_20_Text"><text:span text:style-name="T24">fixtures </text:span></text:span><text:span text:style-name="Source_20_Text"><text:span text:style-name="T25">:funny_jokes</text:span></text:span></text:p>
                  <text:p text:style-name="P26"><text:span text:style-name="Source_20_Text"><text:span text:style-name="T27">  </text:span></text:span><text:span text:style-name="Source_20_Text"><text:span text:style-name="T24">...</text:span></text:span></text:p>
                  <text:p text:style-name="P26"><text:span text:style-name="Source_20_Text"><text:span text:style-name="T28">end</text:span></text:span></text:p>
                </table:table-cell>
              </table:table-row>
            </table:table>
          </text:section>
          <text:p text:style-name="P11"><text:span text:style-name="T17">It's also possible to override the column that should be used as the table's primary key using the </text:span><text:span text:style-name="Source_20_Text"><text:span text:style-name="T22">ActiveRecord::Base.primary_key=</text:span></text:span><text:span text:style-name="T17"> method:</text:span></text:p>
          <text:section text:style-name="Sect6" text:name="highlighter_355846">
            <table:table table:name="Table7" table:style-name="Table7">
              <table:table-column table:style-name="Table7.A"/>
              <table:table-row>
                <table:table-cell table:style-name="Table7.A1" office:value-type="string">
                  <text:p text:style-name="P26"><text:span text:style-name="Source_20_Text"><text:span text:style-name="T28">class</text:span></text:span><text:span text:style-name="T29"> </text:span><text:span text:style-name="Source_20_Text"><text:span text:style-name="T24">Product &lt; ActiveRecord::Base</text:span></text:span></text:p>
                  <text:p text:style-name="P26"><text:span text:style-name="Source_20_Text"><text:span text:style-name="T27">  </text:span></text:span><text:span text:style-name="Source_20_Text"><text:span text:style-name="T28">self</text:span></text:span><text:span text:style-name="Source_20_Text"><text:span text:style-name="T24">.primary_key = </text:span></text:span><text:span text:style-name="Source_20_Text"><text:span text:style-name="T32">"product_id"</text:span></text:span></text:p>
                  <text:p text:style-name="P26"><text:span text:style-name="Source_20_Text"><text:span text:style-name="T28">end</text:span></text:span></text:p>
                </table:table-cell>
              </table:table-row>
            </table:table>
          </text:section>
          <text:h text:style-name="P21" text:outline-level="3"><text:bookmark text:name="crud-reading-and-writing-data"/>5 CRUD: Reading and Writing Data</text:h>
          <text:p text:style-name="P2"><text:span text:style-name="T16">CRUD is an acronym for the four verbs we use to operate on data: </text:span><text:span text:style-name="Strong_20_Emphasis"><text:span text:style-name="T19">C</text:span></text:span><text:span text:style-name="T16">reate, </text:span><text:span text:style-name="Strong_20_Emphasis"><text:span text:style-name="T19">R</text:span></text:span><text:span text:style-name="T16">ead, </text:span><text:span text:style-name="Strong_20_Emphasis"><text:span text:style-name="T19">U</text:span></text:span><text:span text:style-name="T16">pdate and</text:span><text:span text:style-name="Strong_20_Emphasis"><text:span text:style-name="T19">D</text:span></text:span><text:span text:style-name="T16">elete. Active Record automatically creates methods to allow an application to read and manipulate data stored within its tables.</text:span></text:p>
          <text:h text:style-name="P22" text:outline-level="4"><text:bookmark text:name="create"/>5.1 Create</text:h>
          <text:p text:style-name="P11"><text:span text:style-name="T16">Active Record objects can be created from a hash, a block or have their attributes manually set after creation. The </text:span><text:span text:style-name="Source_20_Text"><text:span text:style-name="T21">new</text:span></text:span><text:span text:style-name="T16"> method will return a new object while </text:span><text:span text:style-name="Source_20_Text"><text:span text:style-name="T21">create</text:span></text:span><text:span text:style-name="T16"> will return the object and save it to the database.</text:span></text:p>
          <text:p text:style-name="P11"><text:span text:style-name="T16">For example, given a model </text:span><text:span text:style-name="Source_20_Text"><text:span text:style-name="T21">User</text:span></text:span><text:span text:style-name="T16"> with attributes of </text:span><text:span text:style-name="Source_20_Text"><text:span text:style-name="T21">name</text:span></text:span><text:span text:style-name="T16"> and </text:span><text:span text:style-name="Source_20_Text"><text:span text:style-name="T21">occupation</text:span></text:span><text:span text:style-name="T16">, the </text:span><text:span text:style-name="Source_20_Text"><text:span text:style-name="T21">create</text:span></text:span><text:span text:style-name="T16"> method call will create and save a new record into the database:</text:span></text:p>
          <text:section text:style-name="Sect6" text:name="highlighter_106147">
            <table:table table:name="Table8" table:style-name="Table8">
              <table:table-column table:style-name="Table8.A"/>
              <table:table-row>
                <table:table-cell table:style-name="Table8.A1" office:value-type="string">
                  <text:p text:style-name="P26"><text:span text:style-name="Source_20_Text"><text:span text:style-name="T24">user = User.create(name: </text:span></text:span><text:span text:style-name="Source_20_Text"><text:span text:style-name="T32">"David"</text:span></text:span><text:span text:style-name="Source_20_Text"><text:span text:style-name="T24">, occupation: </text:span></text:span><text:span text:style-name="Source_20_Text"><text:span text:style-name="T32">"Code Artist"</text:span></text:span><text:span text:style-name="Source_20_Text"><text:span text:style-name="T24">)</text:span></text:span></text:p>
                </table:table-cell>
              </table:table-row>
            </table:table>
          </text:section>
          <text:p text:style-name="P11"><text:span text:style-name="T17">Using the </text:span><text:span text:style-name="Source_20_Text"><text:span text:style-name="T22">new</text:span></text:span><text:span text:style-name="T17"> method, an object can be instantiated without being saved:</text:span></text:p>
          <text:section text:style-name="Sect6" text:name="highlighter_761471">
            <table:table table:name="Table9" table:style-name="Table9">
              <table:table-column table:style-name="Table9.A"/>
              <table:table-row>
                <table:table-cell table:style-name="Table9.A1" office:value-type="string">
                  <text:p text:style-name="P26"><text:span text:style-name="Source_20_Text"><text:span text:style-name="T24">user = User.</text:span></text:span><text:span text:style-name="Source_20_Text"><text:span text:style-name="T28">new</text:span></text:span></text:p>
                  <text:p text:style-name="P26"><text:span text:style-name="Source_20_Text"><text:span text:style-name="T24">user.name = </text:span></text:span><text:span text:style-name="Source_20_Text"><text:span text:style-name="T32">"David"</text:span></text:span></text:p>
                  <text:p text:style-name="P26"><text:span text:style-name="Source_20_Text"><text:span text:style-name="T24">user.occupation = </text:span></text:span><text:span text:style-name="Source_20_Text"><text:span text:style-name="T32">"Code Artist"</text:span></text:span></text:p>
                </table:table-cell>
              </table:table-row>
            </table:table>
          </text:section>
          <text:p text:style-name="P11"><text:span text:style-name="T17">A call to </text:span><text:span text:style-name="Source_20_Text"><text:span text:style-name="T22">user.save</text:span></text:span><text:span text:style-name="T17"> will commit the record to the database.</text:span></text:p>
          <text:p text:style-name="P11"><text:span text:style-name="T16">Finally, if a block is provided, both </text:span><text:span text:style-name="Source_20_Text"><text:span text:style-name="T21">create</text:span></text:span><text:span text:style-name="T16"> and </text:span><text:span text:style-name="Source_20_Text"><text:span text:style-name="T21">new</text:span></text:span><text:span text:style-name="T16"> will yield the new object to that block for initialization:</text:span></text:p>
          <text:section text:style-name="Sect6" text:name="highlighter_217236">
            <table:table table:name="Table10" table:style-name="Table10">
              <table:table-column table:style-name="Table10.A"/>
              <text:soft-page-break/>
              <table:table-row>
                <table:table-cell table:style-name="Table10.A1" office:value-type="string">
                  <text:p text:style-name="P26"><text:span text:style-name="Source_20_Text"><text:span text:style-name="T24">user = User.</text:span></text:span><text:span text:style-name="Source_20_Text"><text:span text:style-name="T28">new</text:span></text:span><text:span text:style-name="T29"> </text:span><text:span text:style-name="Source_20_Text"><text:span text:style-name="T28">do</text:span></text:span><text:span text:style-name="T29"> </text:span><text:span text:style-name="Source_20_Text"><text:span text:style-name="T24">|u|</text:span></text:span></text:p>
                  <text:p text:style-name="P26"><text:span text:style-name="Source_20_Text"><text:span text:style-name="T27">  </text:span></text:span><text:span text:style-name="Source_20_Text"><text:span text:style-name="T24">u.name = </text:span></text:span><text:span text:style-name="Source_20_Text"><text:span text:style-name="T32">"David"</text:span></text:span></text:p>
                  <text:p text:style-name="P26"><text:span text:style-name="Source_20_Text"><text:span text:style-name="T27">  </text:span></text:span><text:span text:style-name="Source_20_Text"><text:span text:style-name="T24">u.occupation = </text:span></text:span><text:span text:style-name="Source_20_Text"><text:span text:style-name="T32">"Code Artist"</text:span></text:span></text:p>
                  <text:p text:style-name="P26"><text:span text:style-name="Source_20_Text"><text:span text:style-name="T28">end</text:span></text:span></text:p>
                </table:table-cell>
              </table:table-row>
            </table:table>
          </text:section>
          <text:h text:style-name="P23" text:outline-level="4"><text:bookmark text:name="read"/>5.2 Read</text:h>
          <text:p text:style-name="P6">Active Record provides a rich API for accessing data within a database. Below are a few examples of different data access methods provided by Active Record.</text:p>
          <text:section text:style-name="Sect6" text:name="highlighter_503115">
            <table:table table:name="Table11" table:style-name="Table11">
              <table:table-column table:style-name="Table11.A"/>
              <table:table-row>
                <table:table-cell table:style-name="Table11.A1" office:value-type="string">
                  <text:p text:style-name="P26"><text:span text:style-name="Source_20_Text"><text:span text:style-name="T34"># return a collection with all users</text:span></text:span></text:p>
                  <text:p text:style-name="P26"><text:span text:style-name="Source_20_Text"><text:span text:style-name="T24">users = User.all</text:span></text:span></text:p>
                </table:table-cell>
              </table:table-row>
            </table:table>
          </text:section>
          <text:section text:style-name="Sect6" text:name="highlighter_382990">
            <table:table table:name="Table12" table:style-name="Table12">
              <table:table-column table:style-name="Table12.A"/>
              <table:table-row>
                <table:table-cell table:style-name="Table12.A1" office:value-type="string">
                  <text:p text:style-name="P26"><text:span text:style-name="Source_20_Text"><text:span text:style-name="T35"># return the first user</text:span></text:span></text:p>
                  <text:p text:style-name="P26"><text:span text:style-name="Source_20_Text"><text:span text:style-name="T26">user = User.first</text:span></text:span></text:p>
                </table:table-cell>
              </table:table-row>
            </table:table>
          </text:section>
          <text:section text:style-name="Sect6" text:name="highlighter_811368">
            <table:table table:name="Table13" table:style-name="Table13">
              <table:table-column table:style-name="Table13.A"/>
              <table:table-row>
                <table:table-cell table:style-name="Table13.A1" office:value-type="string">
                  <text:p text:style-name="P26"><text:span text:style-name="Source_20_Text"><text:span text:style-name="T35"># return the first user named David</text:span></text:span></text:p>
                  <text:p text:style-name="P26"><text:span text:style-name="Source_20_Text"><text:span text:style-name="T26">david = User.find_by(name: </text:span></text:span><text:span text:style-name="Source_20_Text"><text:span text:style-name="T33">'David'</text:span></text:span><text:span text:style-name="Source_20_Text"><text:span text:style-name="T26">)</text:span></text:span></text:p>
                </table:table-cell>
              </table:table-row>
            </table:table>
          </text:section>
          <text:section text:style-name="Sect6" text:name="highlighter_560444">
            <table:table table:name="Table14" table:style-name="Table14">
              <table:table-column table:style-name="Table14.A"/>
              <table:table-row>
                <table:table-cell table:style-name="Table14.A1" office:value-type="string">
                  <text:p text:style-name="P26"><text:span text:style-name="Source_20_Text"><text:span text:style-name="T35"># find all users named David who are Code Artists and sort by created_at in reverse chronological order</text:span></text:span></text:p>
                  <text:p text:style-name="P26"><text:span text:style-name="Source_20_Text"><text:span text:style-name="T26">users = User.where(name: </text:span></text:span><text:span text:style-name="Source_20_Text"><text:span text:style-name="T33">'David'</text:span></text:span><text:span text:style-name="Source_20_Text"><text:span text:style-name="T26">, occupation: </text:span></text:span><text:span text:style-name="Source_20_Text"><text:span text:style-name="T33">'Code Artist'</text:span></text:span><text:span text:style-name="Source_20_Text"><text:span text:style-name="T26">).order(</text:span></text:span><text:span text:style-name="Source_20_Text"><text:span text:style-name="T33">'created_at DESC'</text:span></text:span><text:span text:style-name="Source_20_Text"><text:span text:style-name="T26">)</text:span></text:span></text:p>
                </table:table-cell>
              </table:table-row>
            </table:table>
          </text:section>
          <text:p text:style-name="P2"><text:span text:style-name="T17">You can learn more about querying an Active Record model in the </text:span><text:a xlink:type="simple" xlink:href="http://guides.rubyonrails.org/active_record_querying.html"><text:span text:style-name="T15">Active Record Query Interface</text:span></text:a><text:span text:style-name="T17">guide.</text:span></text:p>
          <text:h text:style-name="P22" text:outline-level="4"><text:bookmark text:name="update"/>5.3 Update</text:h>
          <text:p text:style-name="P6">Once an Active Record object has been retrieved, its attributes can be modified and it can be saved to the database.</text:p>
          <text:section text:style-name="Sect6" text:name="highlighter_298999">
            <table:table table:name="Table15" table:style-name="Table15">
              <table:table-column table:style-name="Table15.A"/>
              <table:table-row>
                <table:table-cell table:style-name="Table15.A1" office:value-type="string">
                  <text:p text:style-name="P26"><text:span text:style-name="Source_20_Text"><text:span text:style-name="T24">user = User.find_by(name: </text:span></text:span><text:span text:style-name="Source_20_Text"><text:span text:style-name="T32">'David'</text:span></text:span><text:span text:style-name="Source_20_Text"><text:span text:style-name="T24">)</text:span></text:span></text:p>
                  <text:p text:style-name="P26"><text:span text:style-name="Source_20_Text"><text:span text:style-name="T24">user.name = </text:span></text:span><text:span text:style-name="Source_20_Text"><text:span text:style-name="T32">'Dave'</text:span></text:span></text:p>
                  <text:p text:style-name="P26"><text:span text:style-name="Source_20_Text"><text:span text:style-name="T24">user.save</text:span></text:span></text:p>
                </table:table-cell>
              </table:table-row>
            </table:table>
          </text:section>
          <text:p text:style-name="P8">A shorthand for this is to use a hash mapping attribute names to the desired value, like so:</text:p>
          <text:section text:style-name="Sect6" text:name="highlighter_762611">
            <table:table table:name="Table16" table:style-name="Table16">
              <table:table-column table:style-name="Table16.A"/>
              <table:table-row>
                <table:table-cell table:style-name="Table16.A1" office:value-type="string">
                  <text:p text:style-name="P26"><text:span text:style-name="Source_20_Text"><text:span text:style-name="T24">user = User.find_by(name: </text:span></text:span><text:span text:style-name="Source_20_Text"><text:span text:style-name="T32">'David'</text:span></text:span><text:span text:style-name="Source_20_Text"><text:span text:style-name="T24">)</text:span></text:span></text:p>
                  <text:p text:style-name="P26"><text:span text:style-name="Source_20_Text"><text:span text:style-name="T24">user.update(name: </text:span></text:span><text:span text:style-name="Source_20_Text"><text:span text:style-name="T32">'Dave'</text:span></text:span><text:span text:style-name="Source_20_Text"><text:span text:style-name="T24">)</text:span></text:span></text:p>
                </table:table-cell>
              </table:table-row>
            </table:table>
          </text:section>
          <text:p text:style-name="P11"><text:span text:style-name="T17">This is most useful when updating several attributes at once. If, on the other hand, you'd like to update several records in bulk, you may find the </text:span><text:span text:style-name="Source_20_Text"><text:span text:style-name="T22">update_all</text:span></text:span><text:span text:style-name="T17"> class method useful:</text:span></text:p>
          <text:section text:style-name="Sect6" text:name="highlighter_113084">
            <table:table table:name="Table17" table:style-name="Table17">
              <table:table-column table:style-name="Table17.A"/>
              <table:table-row>
                <table:table-cell table:style-name="Table17.A1" office:value-type="string">
                  <text:p text:style-name="P26"><text:span text:style-name="Source_20_Text"><text:span text:style-name="T24">User.update_all </text:span></text:span><text:span text:style-name="Source_20_Text"><text:span text:style-name="T32">"max_login_attempts = 3, must_change_password = 'true'"</text:span></text:span></text:p>
                </table:table-cell>
              </table:table-row>
            </table:table>
          </text:section>
          <text:h text:style-name="P23" text:outline-level="4"><text:bookmark text:name="delete"/>5.4 Delete</text:h>
          <text:p text:style-name="P6">Likewise, once retrieved an Active Record object can be destroyed which removes it from the database.</text:p>
          <text:section text:style-name="Sect6" text:name="highlighter_530615">
            <table:table table:name="Table18" table:style-name="Table18">
              <table:table-column table:style-name="Table18.A"/>
              <table:table-row>
                <table:table-cell table:style-name="Table18.A1" office:value-type="string">
                  <text:p text:style-name="P26"><text:span text:style-name="Source_20_Text"><text:span text:style-name="T24">user = User.find_by(name: </text:span></text:span><text:span text:style-name="Source_20_Text"><text:span text:style-name="T32">'David'</text:span></text:span><text:span text:style-name="Source_20_Text"><text:span text:style-name="T24">)</text:span></text:span></text:p>
                  <text:p text:style-name="P26"><text:span text:style-name="Source_20_Text"><text:span text:style-name="T24">user.destroy</text:span></text:span></text:p>
                </table:table-cell>
              </table:table-row>
            </table:table>
          </text:section>
          <text:h text:style-name="P21" text:outline-level="3"><text:bookmark text:name="validations"/>6 Validations</text:h>
          <text:p text:style-name="P6">Active Record allows you to validate the state of a model before it gets written into the database. There are several methods that you can use to check your models and validate that an attribute value is not empty, is unique and not already in the database, follows a specific format and many more.</text:p>
          <text:p text:style-name="P11"><text:span text:style-name="T16">Validation is a very important issue to consider when persisting to database, so the methods </text:span><text:span text:style-name="Source_20_Text"><text:span text:style-name="T21">create</text:span></text:span><text:span text:style-name="T16">, </text:span><text:span text:style-name="Source_20_Text"><text:span text:style-name="T21">save</text:span></text:span><text:span text:style-name="T16"> and </text:span><text:span text:style-name="Source_20_Text"><text:span text:style-name="T21">update</text:span></text:span><text:span text:style-name="T16"> take it into account when running: they return </text:span><text:span text:style-name="Source_20_Text"><text:span text:style-name="T21">false</text:span></text:span><text:span text:style-name="T16"> when validation fails and they didn't actually perform any operation on database. All of these have a bang counterpart (that is, </text:span><text:span text:style-name="Source_20_Text"><text:span text:style-name="T21">create!</text:span></text:span><text:span text:style-name="T16">, </text:span><text:span text:style-name="Source_20_Text"><text:span text:style-name="T21">save!</text:span></text:span><text:span text:style-name="T16"> and </text:span><text:span text:style-name="Source_20_Text"><text:span text:style-name="T21">update!</text:span></text:span><text:span text:style-name="T16">), which are stricter in that they raise the exception </text:span><text:span text:style-name="Source_20_Text"><text:span text:style-name="T21">ActiveRecord::RecordInvalid</text:span></text:span><text:span text:style-name="T16"> if validation fails. A quick example to illustrate:</text:span></text:p>
          <text:section text:style-name="Sect6" text:name="highlighter_352188">
            <table:table table:name="Table19" table:style-name="Table19">
              <table:table-column table:style-name="Table19.A"/>
              <text:soft-page-break/>
              <table:table-row>
                <table:table-cell table:style-name="Table19.A1" office:value-type="string">
                  <text:p text:style-name="P26"><text:span text:style-name="Source_20_Text"><text:span text:style-name="T28">class</text:span></text:span><text:span text:style-name="T29"> </text:span><text:span text:style-name="Source_20_Text"><text:span text:style-name="T24">User &lt; ActiveRecord::Base</text:span></text:span></text:p>
                  <text:p text:style-name="P26"><text:span text:style-name="Source_20_Text"><text:span text:style-name="T27">  </text:span></text:span><text:span text:style-name="Source_20_Text"><text:span text:style-name="T24">validates </text:span></text:span><text:span text:style-name="Source_20_Text"><text:span text:style-name="T25">:name</text:span></text:span><text:span text:style-name="Source_20_Text"><text:span text:style-name="T24">, presence: </text:span></text:span><text:span text:style-name="Source_20_Text"><text:span text:style-name="T28">true</text:span></text:span></text:p>
                  <text:p text:style-name="P26"><text:span text:style-name="Source_20_Text"><text:span text:style-name="T28">end</text:span></text:span></text:p>
                  <text:p text:style-name="P27"> </text:p>
                  <text:p text:style-name="P26"><text:span text:style-name="Source_20_Text"><text:span text:style-name="T24">User.create  </text:span></text:span><text:span text:style-name="Source_20_Text"><text:span text:style-name="T34"># =&gt; false</text:span></text:span></text:p>
                  <text:p text:style-name="P26"><text:span text:style-name="Source_20_Text"><text:span text:style-name="T24">User.create! </text:span></text:span><text:span text:style-name="Source_20_Text"><text:span text:style-name="T34"># =&gt; ActiveRecord::RecordInvalid: Validation failed: Name can't be blank</text:span></text:span></text:p>
                </table:table-cell>
              </table:table-row>
            </table:table>
          </text:section>
          <text:p text:style-name="P2"><text:span text:style-name="T17">You can learn more about validations in the </text:span><text:a xlink:type="simple" xlink:href="http://guides.rubyonrails.org/active_record_validations.html"><text:span text:style-name="T15">Active Record Validations guide</text:span></text:a><text:span text:style-name="T17">.</text:span></text:p>
          <text:h text:style-name="P20" text:outline-level="3"><text:bookmark text:name="callbacks"/>7 Callbacks</text:h>
          <text:p text:style-name="P2"><text:span text:style-name="T16">Active Record callbacks allow you to attach code to certain events in the life-cycle of your models. This enables you to add behavior to your models by transparently executing code when those events occur, like when you create a new record, update it, destroy it and so on. You can learn more about callbacks in the </text:span><text:a xlink:type="simple" xlink:href="http://guides.rubyonrails.org/active_record_callbacks.html"><text:span text:style-name="T14">Active Record Callbacks guide</text:span></text:a><text:span text:style-name="T16">.</text:span></text:p>
          <text:h text:style-name="P20" text:outline-level="3"><text:bookmark text:name="migrations"/>8 Migrations</text:h>
          <text:p text:style-name="P11"><text:span text:style-name="T16">Rails provides a domain-specific language for managing a database schema called migrations. Migrations are stored in files which are executed against any database that Active Record supports using </text:span><text:span text:style-name="Source_20_Text"><text:span text:style-name="T21">rake</text:span></text:span><text:span text:style-name="T16">. Here's a migration that creates a table:</text:span></text:p>
          <text:section text:style-name="Sect6" text:name="highlighter_873646">
            <table:table table:name="Table20" table:style-name="Table20">
              <table:table-column table:style-name="Table20.A"/>
              <table:table-row>
                <table:table-cell table:style-name="Table20.A1" office:value-type="string">
                  <text:p text:style-name="P26"><text:span text:style-name="Source_20_Text"><text:span text:style-name="T28">class</text:span></text:span><text:span text:style-name="T29"> </text:span><text:span text:style-name="Source_20_Text"><text:span text:style-name="T24">CreatePublications &lt; ActiveRecord::Migration</text:span></text:span></text:p>
                  <text:p text:style-name="P26"><text:span text:style-name="Source_20_Text"><text:span text:style-name="T27">  </text:span></text:span><text:span text:style-name="Source_20_Text"><text:span text:style-name="T28">def</text:span></text:span><text:span text:style-name="T29"> </text:span><text:span text:style-name="Source_20_Text"><text:span text:style-name="T24">change</text:span></text:span></text:p>
                  <text:p text:style-name="P26"><text:span text:style-name="Source_20_Text"><text:span text:style-name="T27">    </text:span></text:span><text:span text:style-name="Source_20_Text"><text:span text:style-name="T24">create_table </text:span></text:span><text:span text:style-name="Source_20_Text"><text:span text:style-name="T25">:publications</text:span></text:span><text:span text:style-name="T29"> </text:span><text:span text:style-name="Source_20_Text"><text:span text:style-name="T28">do</text:span></text:span><text:span text:style-name="T29"> </text:span><text:span text:style-name="Source_20_Text"><text:span text:style-name="T24">|t|</text:span></text:span></text:p>
                  <text:p text:style-name="P26"><text:span text:style-name="Source_20_Text"><text:span text:style-name="T27">      </text:span></text:span><text:span text:style-name="Source_20_Text"><text:span text:style-name="T24">t.string </text:span></text:span><text:span text:style-name="Source_20_Text"><text:span text:style-name="T25">:title</text:span></text:span></text:p>
                  <text:p text:style-name="P26"><text:span text:style-name="Source_20_Text"><text:span text:style-name="T27">      </text:span></text:span><text:span text:style-name="Source_20_Text"><text:span text:style-name="T24">t.text </text:span></text:span><text:span text:style-name="Source_20_Text"><text:span text:style-name="T25">:description</text:span></text:span></text:p>
                  <text:p text:style-name="P26"><text:span text:style-name="Source_20_Text"><text:span text:style-name="T27">      </text:span></text:span><text:span text:style-name="Source_20_Text"><text:span text:style-name="T24">t.references </text:span></text:span><text:span text:style-name="Source_20_Text"><text:span text:style-name="T25">:publication_type</text:span></text:span></text:p>
                  <text:p text:style-name="P26"><text:span text:style-name="Source_20_Text"><text:span text:style-name="T27">      </text:span></text:span><text:span text:style-name="Source_20_Text"><text:span text:style-name="T24">t.integer </text:span></text:span><text:span text:style-name="Source_20_Text"><text:span text:style-name="T25">:publisher_id</text:span></text:span></text:p>
                  <text:p text:style-name="P26"><text:span text:style-name="Source_20_Text"><text:span text:style-name="T27">      </text:span></text:span><text:span text:style-name="Source_20_Text"><text:span text:style-name="T24">t.string </text:span></text:span><text:span text:style-name="Source_20_Text"><text:span text:style-name="T25">:publisher_type</text:span></text:span></text:p>
                  <text:p text:style-name="P26"><text:span text:style-name="Source_20_Text"><text:span text:style-name="T27">      </text:span></text:span><text:span text:style-name="Source_20_Text"><text:span text:style-name="T24">t.boolean </text:span></text:span><text:span text:style-name="Source_20_Text"><text:span text:style-name="T25">:single_issue</text:span></text:span></text:p>
                  <text:p text:style-name="P27"> </text:p>
                  <text:p text:style-name="P26"><text:span text:style-name="Source_20_Text"><text:span text:style-name="T27">      </text:span></text:span><text:span text:style-name="Source_20_Text"><text:span text:style-name="T24">t.timestamps</text:span></text:span></text:p>
                  <text:p text:style-name="P26"><text:span text:style-name="Source_20_Text"><text:span text:style-name="T27">    </text:span></text:span><text:span text:style-name="Source_20_Text"><text:span text:style-name="T28">end</text:span></text:span></text:p>
                  <text:p text:style-name="P26"><text:span text:style-name="Source_20_Text"><text:span text:style-name="T27">    </text:span></text:span><text:span text:style-name="Source_20_Text"><text:span text:style-name="T24">add_index </text:span></text:span><text:span text:style-name="Source_20_Text"><text:span text:style-name="T25">:publications</text:span></text:span><text:span text:style-name="Source_20_Text"><text:span text:style-name="T24">, </text:span></text:span><text:span text:style-name="Source_20_Text"><text:span text:style-name="T25">:publication_type_id</text:span></text:span></text:p>
                  <text:p text:style-name="P26"><text:span text:style-name="Source_20_Text"><text:span text:style-name="T27">  </text:span></text:span><text:span text:style-name="Source_20_Text"><text:span text:style-name="T28">end</text:span></text:span></text:p>
                  <text:p text:style-name="P26"><text:span text:style-name="Source_20_Text"><text:span text:style-name="T28">end</text:span></text:span></text:p>
                </table:table-cell>
              </table:table-row>
            </table:table>
          </text:section>
          <text:p text:style-name="P11"><text:span text:style-name="T17">Rails keeps track of which files have been committed to the database and provides rollback features. To actually create the table, you'd run </text:span><text:span text:style-name="Source_20_Text"><text:span text:style-name="T22">rake db:migrate</text:span></text:span><text:span text:style-name="T17"> and to roll it back, </text:span><text:span text:style-name="Source_20_Text"><text:span text:style-name="T22">rake db:rollback</text:span></text:span><text:span text:style-name="T17">.</text:span></text:p>
          <text:p text:style-name="P2"><text:span text:style-name="T16">Note that the above code is database-agnostic: it will run in MySQL, postgresql, Oracle and others. You can learn more about migrations in the </text:span><text:a xlink:type="simple" xlink:href="http://guides.rubyonrails.org/migrations.html"><text:span text:style-name="T14">Active Record Migrations guide</text:span></text:a></text:p>
          <text:h text:style-name="P20" text:outline-level="3">Feedback</text:h>
          <text:p text:style-name="P6">You're encouraged to help improve the quality of this guide.</text:p>
          <text:p text:style-name="P2"><text:span text:style-name="T16">Please contribute if you see any typos or factual errors. To get started, you can read our</text:span><text:a xlink:type="simple" xlink:href="http://edgeguides.rubyonrails.org/contributing_to_ruby_on_rails.html#contributing-to-the-rails-documentation"><text:span text:style-name="T14">documentation contributions</text:span></text:a><text:span text:style-name="T16"> section.</text:span></text:p>
          <text:p text:style-name="P2"><text:span text:style-name="T16">You may also find incomplete content, or stuff that is not up to date. Please do add any missing documentation for master. Make sure to check </text:span><text:a xlink:type="simple" xlink:href="http://edgeguides.rubyonrails.org/"><text:span text:style-name="T14">Edge Guides</text:span></text:a><text:span text:style-name="T16"> first to verify if the issues are already fixed or not on the master branch. Check the </text:span><text:a xlink:type="simple" xlink:href="http://guides.rubyonrails.org/ruby_on_rails_guides_guidelines.html"><text:span text:style-name="T14">Ruby on Rails Guides Guidelines</text:span></text:a><text:span text:style-name="T16"> for style and conventions.</text:span></text:p>
          <text:p text:style-name="P2"><text:span text:style-name="T16">If for whatever reason you spot something to fix but cannot patch it yourself, please </text:span><text:a xlink:type="simple" xlink:href="https://github.com/rails/rails/issues"><text:span text:style-name="T14">open an issue</text:span></text:a><text:span text:style-name="T16">.</text:span></text:p>
          <text:p text:style-name="P2"><text:span text:style-name="T16">And last but not least, any kind of discussion regarding Ruby on Rails documentation is very welcome in the </text:span><text:a xlink:type="simple" xlink:href="http://groups.google.com/group/rubyonrails-docs"><text:span text:style-name="T14">rubyonrails-docs mailing list</text:span></text:a><text:span text:style-name="T16">.</text:span></text:p>
        </text:section>
      </text:section>
      <text:section text:style-name="Sect1" text:name="footer">
        <text:p text:style-name="P2"><text:span text:style-name="T4">This work is licensed under a </text:span><text:a xlink:type="simple" xlink:href="http://creativecommons.org/licenses/by-sa/3.0/"><text:span text:style-name="T10">Creative Commons Attribution-Share Alike 3.0</text:span></text:a><text:span text:style-name="T4"> License</text:span></text:p>
        <text:p text:style-name="P10"><text:soft-page-break/>"Rails", "Ruby on Rails", and the Rails logo are trademarks of David Heinemeier Hansson. All rights reserv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 </meta:initial-creator>
    <meta:creation-date>2014-01-30T18:01:19.757579433</meta:creation-date>
    <dc:date>2014-01-30T18:02:07.696669309</dc:date>
    <dc:creator>Nur </dc:creator>
    <meta:editing-duration>P0D</meta:editing-duration>
    <meta:editing-cycles>1</meta:editing-cycles>
    <meta:document-statistic meta:table-count="20" meta:image-count="1" meta:object-count="0" meta:page-count="7" meta:paragraph-count="194" meta:word-count="2105" meta:character-count="13122" meta:non-whitespace-character-count="11160"/>
    <meta:generator>LibreOffice/4.1.3.2$Linux_X86_64 LibreOffice_project/410m0$Build-2</meta:generator>
  </office:meta>
</office:document-meta>
</file>